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loext:contextual-spacing="false" fo:margin-top="0cm" fo:margin-bottom="0.212cm" fo:text-align="justify" style:justify-single-word="false"/>
      <style:text-properties fo:language="en" fo:country="US"/>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Heading_20_1">
      <style:paragraph-properties fo:margin-left="0cm" fo:margin-right="0cm" fo:text-align="center" style:justify-single-word="false" fo:text-indent="0.499cm" style:auto-text-indent="false"/>
    </style:style>
    <style:style style:name="P148" style:family="paragraph" style:parent-style-name="Heading_20_2">
      <style:text-properties fo:language="en" fo:country="US"/>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loext:char-shading-value="0"/>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style:font-weight-asian="normal" style:font-weight-complex="normal" loext:char-shading-value="0"/>
    </style:style>
    <style:style style:name="T58" style:family="text">
      <style:text-properties style:text-line-through-style="solid"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52"/>
      <text:h text:style-name="P148"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8"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8"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206011285598378339"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Да, блин,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помер в этих экспериментах, не говоря о сожжённых нервных клетках! Сейчас пошлю эту королевскую братию подальше и наймусь матросом на дирижабль!</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аликорницу вернуть мой привычный полудохлый тонус?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Проклятье на мою башку,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text:soft-page-break/>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soft-page-break/>…</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text:soft-page-break/>–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text:soft-page-break/>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8"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text:soft-page-break/>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text:soft-page-break/>–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text:soft-page-break/>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oft-page-break/><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text:soft-page-break/>–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text:soft-page-break/>–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text:span><text:soft-page-break/><text:span text:style-name="T11">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oft-page-break/><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text:soft-page-break/></text:p>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text:soft-page-break/>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text:soft-page-break/></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text:soft-page-break/>–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text:soft-page-break/>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text:soft-page-break/>–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text:soft-page-break/>–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text:soft-page-break/>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text:soft-page-break/>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text:soft-page-break/>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text:soft-page-break/>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text:soft-page-break/>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text:soft-page-break/>–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text:soft-page-break/>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text:soft-page-break/>–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oft-page-break/><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text:soft-page-break/>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text:soft-page-break/>–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text:soft-page-break/>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text:soft-page-break/>–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text:soft-page-break/>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text:soft-page-break/>–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text:soft-page-break/>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text:soft-page-break/>–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oft-page-break/><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oft-page-break/><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text:soft-page-break/></text:p>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text:soft-page-break/>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text:soft-page-break/>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text:soft-page-break/>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text:soft-page-break/>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text:soft-page-break/>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text:soft-page-break/></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oft-page-break/><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oft-page-break/><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oft-page-break/><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text:soft-page-break/>–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text:soft-page-break/></text:p>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text:soft-page-break/>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text:soft-page-break/>–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oft-page-break/><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text:soft-page-break/>–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text:soft-page-break/>–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9"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text:soft-page-break/>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text:soft-page-break/>–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text:soft-page-break/></text:p>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oft-page-break/><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text:soft-page-break/>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text:soft-page-break/>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text:soft-page-break/>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text:soft-page-break/></text:p>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0"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soft-page-break/>…</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0"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text:soft-page-break/>–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text:soft-page-break/>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8" text:outline-level="2">2<text:span text:style-name="T1">9</text:span>. Отбытие</text:h>
      <text:p text:style-name="P113"/>
      <text:p text:style-name="P100"><text:span text:style-name="T11">– </text:span>Оп-па! – пробормотала Эпплджек. – Нежданчик!</text:p>
      <text:p text:style-name="P100"><text:soft-page-break/>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text:soft-page-break/>–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soft-page-break/>…</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text:soft-page-break/></text:p>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text:soft-page-break/>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text:soft-page-break/>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text:soft-page-break/></text:p>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text:soft-page-break/>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0-13T00:04:54.19</dc:date>
    <meta:editing-duration>P148DT21H22M3S</meta:editing-duration>
    <meta:editing-cycles>9401</meta:editing-cycles>
    <meta:generator>OpenOffice/4.1.1$Win32 OpenOffice.org_project/411m6$Build-9775</meta:generator>
    <meta:printed-by>макс </meta:printed-by>
    <meta:print-date>2017-08-23T21:51:29.95</meta:print-date>
    <meta:document-statistic meta:table-count="0" meta:image-count="0" meta:object-count="0" meta:page-count="238" meta:paragraph-count="4752" meta:word-count="105819" meta:character-count="672940"/>
    <dc:creator>макс </dc:creator>
  </office:meta>
</office:document-meta>
</file>